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A4453E890D5FE4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64000000384A4453E890D5FE44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58:53.460524544</meta:creation-date>
    <dc:date>2017-04-22T16:59:28.747184532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